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e7ec"/>
    </style:style>
    <style:style style:name="P2" style:family="paragraph" style:parent-style-name="Standard">
      <style:text-properties officeooo:paragraph-rsid="00141c43"/>
    </style:style>
    <style:style style:name="T1" style:family="text">
      <style:text-properties fo:language="en" fo:country="AU"/>
    </style:style>
    <style:style style:name="T2" style:family="text">
      <style:text-properties fo:language="en" fo:country="AU" fo:background-color="#ffff00" loext:char-shading-value="0"/>
    </style:style>
    <style:style style:name="T3" style:family="text">
      <style:text-properties fo:language="en" fo:country="AU" officeooo:rsid="001ca344"/>
    </style:style>
    <style:style style:name="T4" style:family="text">
      <style:text-properties fo:language="en" fo:country="AU" officeooo:rsid="00215380"/>
    </style:style>
    <style:style style:name="T5" style:family="text">
      <style:text-properties style:font-name="Calibri" fo:font-size="11pt" fo:language="en" fo:country="AU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fo:language="en" fo:country="AU" fo:background-color="#ffff00" loext:char-shading-value="0" style:font-name-asian="Calibri1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ustomer</text:span><text:span text:style-name="T1">: Good morning. Yes, I called because the WiFi doesn't work.</text:span></text:p>
      <text:p text:style-name="P1"><text:span text:style-name="T2"/></text:p>
      <text:p text:style-name="P1"><text:span text:style-name="T2">Customer</text:span><text:span text:style-name="T1">: Okay, what should I do?</text:span></text:p>
      <text:p text:style-name="P1"><text:span text:style-name="T2"/></text:p>
      <text:p text:style-name="P1"><text:span text:style-name="T2">Customer</text:span><text:span text:style-name="T1">: Yes, my router is a Cisco L32</text:span></text:p>
      <text:p text:style-name="P1"/>
      <text:p text:style-name="P1"><text:span text:style-name="T2">Customer</text:span><text:span text:style-name="T1">: What should I do?</text:span></text:p>
      <text:p text:style-name="P1"/>
      <text:p text:style-name="P1"><text:span text:style-name="T2">Customer</text:span><text:span text:style-name="T1">: Yes, the router has two red lights.</text:span></text:p>
      <text:p text:style-name="P1"/>
      <text:p text:style-name="P1"><text:span text:style-name="T2">Customer</text:span><text:span text:style-name="T1">: The power light is red.</text:span></text:p>
      <text:p text:style-name="P1"><text:span text:style-name="T2"/></text:p>
      <text:p text:style-name="P1"><text:span text:style-name="T2">Customer</text:span><text:span text:style-name="T1">: Well, the light has changed to green.</text:span></text:p>
      <text:p text:style-name="P1"><text:span text:style-name="T2"/></text:p>
      <text:p text:style-name="P1"><text:span text:style-name="T2">Customer</text:span><text:span text:style-name="T1">: Oh, it works.</text:span></text:p>
      <text:p text:style-name="P1"><text:span text:style-name="T2"/></text:p>
      <text:p text:style-name="P1"><text:span text:style-name="T2">Customer</text:span><text:span text:style-name="T1">: It's me again. You remember me. My WiFi still doesn't work</text:span></text:p>
      <text:p text:style-name="P1"><text:span text:style-name="T2"/></text:p>
      <text:p text:style-name="P2"><text:span text:style-name="T2">Customer</text:span><text:span text:style-name="T1">: My phone has been disconnected and I can't access the WiFi </text:span><text:span text:style-name="T4">because</text:span><text:span text:style-name="T1"> I </text:span><text:span text:style-name="T3">ca</text:span><text:span text:style-name="T1">n't remember </text:span><text:span text:style-name="T3">the password</text:span><text:span text:style-name="T1">.</text:span></text:p>
      <text:p text:style-name="P1"><text:span text:style-name="T2"/></text:p>
      <text:p text:style-name="P1"><text:span text:style-name="T2">Customer</text:span><text:span text:style-name="T1">:</text:span><text:span text:style-name="T5"> ABCDE45</text:span></text:p>
      <text:p text:style-name="P1"><text:span text:style-name="T6"/></text:p>
      <text:p text:style-name="P1"><text:span text:style-name="T6">Customer</text:span><text:span text:style-name="T5">: Perfect, I'm going to try to get in.</text:span></text:p>
      <text:p text:style-name="P1"><text:span text:style-name="T6"/></text:p>
      <text:p text:style-name="P1"><text:span text:style-name="T6">Customer</text:span><text:span text:style-name="T5">: Yes, thank you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6:56:07.523000000</meta:creation-date>
    <dc:date>2024-01-31T18:28:44.747000000</dc:date>
    <meta:editing-duration>PT1H8M5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3" meta:word-count="101" meta:character-count="578" meta:non-whitespace-character-count="490"/>
  </office:meta>
</office:document-meta>
</file>